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izenburua" style:master-page-name="MP0" style:family="paragraph">
      <style:paragraph-properties fo:break-before="page"/>
    </style:style>
    <style:style style:name="T2" style:parent-style-name="Paragrafoarenletra-tipolehenetsia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0.4583in" style:use-optimal-column-width="false"/>
    </style:style>
    <style:style style:name="TableColumn7" style:family="table-column">
      <style:table-column-properties style:column-width="4.3777in" style:use-optimal-column-width="false"/>
    </style:style>
    <style:style style:name="TableColumn8" style:family="table-column">
      <style:table-column-properties style:column-width="0.5in" style:use-optimal-column-width="false"/>
    </style:style>
    <style:style style:name="TableColumn9" style:family="table-column">
      <style:table-column-properties style:column-width="0.5125in" style:use-optimal-column-width="false"/>
    </style:style>
    <style:style style:name="Table5" style:family="table">
      <style:table-properties style:width="5.8486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fo:font-weight="bold" style:font-weight-asian="bold" fo:language="eu" fo:country="ES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  <style:text-properties fo:language="eu" fo:country="ES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  <style:text-properties fo:font-weight="bold" style:font-weight-asian="bold" fo:language="eu" fo:country="E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weight="bold" style:font-weight-asian="bold" fo:language="eu" fo:country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  <style:text-properties fo:language="eu" fo:country="ES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fo:language="eu" fo:country="E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fo:language="eu" fo:country="E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33" style:parent-style-name="Paragrafoarenletra-tipolehenetsia" style:family="text">
      <style:text-properties fo:language="eu" fo:country="ES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fo:language="eu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  <style:text-properties fo:language="eu" fo:country="E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fo:language="eu" fo:country="ES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language="eu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language="eu" fo:country="E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language="eu" fo:country="E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fo:language="eu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fo:language="eu" fo:country="E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fo:language="eu" fo:country="ES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  <style:text-properties fo:language="eu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fo:language="eu" fo:country="E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  <style:text-properties fo:language="eu" fo:country="ES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fo:language="eu" fo:country="E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fo:language="eu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/>
      <style:text-properties fo:language="eu" fo:country="ES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fo:language="eu" fo:country="E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  <style:text-properties fo:language="eu" fo:country="E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  <style:text-properties fo:language="eu" fo:country="ES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fo:language="eu" fo:country="E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fo:language="eu" fo:country="ES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97" style:parent-style-name="Paragrafoarenletra-tipolehenetsia" style:family="text">
      <style:text-properties fo:language="eu" fo:country="ES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  <style:text-properties fo:language="eu" fo:country="E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  <style:text-properties fo:language="eu" fo:country="ES"/>
    </style:style>
    <style:style style:name="TableRow102" style:family="table-row">
      <style:table-row-properties style:min-row-height="1.7069in"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</style:style>
    <style:style style:name="T107" style:parent-style-name="Paragrafoarenletra-tipolehenetsia" style:family="text">
      <style:text-properties fo:language="eu" fo:country="ES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  <style:text-properties fo:language="eu" fo:country="E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  <style:text-properties fo:language="eu" fo:country="ES"/>
    </style:style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>
      <style:paragraph-properties fo:break-before="page"/>
    </style:style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120" style:parent-style-name="Standard" style:family="paragraph"/>
    <style:style style:name="P121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122" style:parent-style-name="Standard" style:family="paragraph"/>
    <style:style style:name="P123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124" style:parent-style-name="Standard" style:family="paragraph"/>
    <style:style style:name="T125" style:parent-style-name="Paragrafoarenletra-tipolehenetsia" style:family="text">
      <style:text-properties fo:font-style="italic" style:font-style-asian="italic" style:font-style-complex="italic"/>
    </style:style>
    <style:style style:name="P12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27" style:parent-style-name="Standard" style:family="paragraph"/>
    <style:style style:name="T128" style:parent-style-name="Paragrafoarenletra-tipolehenetsia" style:family="text">
      <style:text-properties fo:font-style="italic" style:font-style-asian="italic" style:font-style-complex="italic"/>
    </style:style>
    <style:style style:name="P12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30" style:parent-style-name="Standard" style:family="paragraph"/>
    <style:style style:name="T131" style:parent-style-name="Paragrafoarenletra-tipolehenetsia" style:family="text">
      <style:text-properties fo:font-style="italic" style:font-style-asian="italic" style:font-style-complex="italic"/>
    </style:style>
    <style:style style:name="P13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33" style:parent-style-name="Standard" style:family="paragraph"/>
    <style:style style:name="T134" style:parent-style-name="Paragrafoarenletra-tipolehenetsia" style:family="text">
      <style:text-properties fo:font-weight="bold" style:font-weight-asian="bold" style:font-weight-complex="bold"/>
    </style:style>
    <style:style style:name="P135" style:parent-style-name="Standard" style:family="paragraph"/>
    <style:style style:name="P136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137" style:parent-style-name="Standard" style:family="paragraph"/>
    <style:style style:name="P138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139" style:parent-style-name="Standard" style:family="paragraph"/>
    <style:style style:name="P140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141" style:parent-style-name="Standard" style:family="paragraph"/>
    <style:style style:name="P142" style:parent-style-name="Standard" style:family="paragraph">
      <style:paragraph-properties fo:margin-left="0.75in">
        <style:tab-stops/>
      </style:paragraph-properties>
    </style:style>
    <style:style style:name="T143" style:parent-style-name="Paragrafoarenletra-tipolehenetsia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1. Laborategiaren autoebaluazio txostena</text:h>
      <text:p text:style-name="Standard"><text:span text:style-name="T2"><text:s text:c="33"/></text:span></text:p>
      <text:p text:style-name="P3"/>
      <text:p text:style-name="P4">Ikasitako kontzeptuak eta lortutako gaitasunak</text:p>
      <text:p text:style-name="Standard"/>
      <text:p text:style-name="Standard"><text:tab/>Behin laborategia bukatu dudala, eskatu dizkidaten ariketak<text:s/>ondo ulertu ditudala kontsideratzen dut, eta beraz errepikatzeko gai izango nintzatekeela esan dezaket. Erantzun hurrengo galdera-sorta erantzunez ea gai zaren hor galdetzen dena egiteko.</text:p>
      <text:p text:style-name="Standard"/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>Bai</text:p>
          </table:table-cell>
          <table:table-cell table:style-name="TableCell17">
            <text:p text:style-name="P18">Ez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P23">Eclipse ingurunea abiatu eta Java ikuspegian<text:s/>eroso nabil</text:p>
          </table:table-cell>
          <table:table-cell table:style-name="TableCell24">
            <text:p text:style-name="P25">X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<text:span text:style-name="T33">Defektuz agertzen den workspace ez den beste batetan lan egiteko gai naiz. Batetik bestera aldatzen badakit</text:span>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3</text:p>
          </table:table-cell>
          <table:table-cell table:style-name="TableCell41">
            <text:p text:style-name="P42">Klase eta Objektu kontzeptuak ulertzeko gai naiz</text:p>
          </table:table-cell>
          <table:table-cell table:style-name="TableCell43">
            <text:p text:style-name="P44">X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4</text:p>
          </table:table-cell>
          <table:table-cell table:style-name="TableCell50">
            <text:p text:style-name="P51">Javako paketeak eta klaseak sortzeko gai naiz</text:p>
          </table:table-cell>
          <table:table-cell table:style-name="TableCell52">
            <text:p text:style-name="P53">X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5</text:p>
          </table:table-cell>
          <table:table-cell table:style-name="TableCell59">
            <text:p text:style-name="P60">Klase bateko<text:s/>metodo eraikitzailea sortzeko gai naiz</text:p>
          </table:table-cell>
          <table:table-cell table:style-name="TableCell61">
            <text:p text:style-name="P62">X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6</text:p>
          </table:table-cell>
          <table:table-cell table:style-name="TableCell68">
            <text:p text:style-name="P69">Klase bati atributuak gehitzeko gai naiz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7</text:p>
          </table:table-cell>
          <table:table-cell table:style-name="TableCell77">
            <text:p text:style-name="P78">Klase baten get eta set metodoak sortzeko gai naiz</text:p>
          </table:table-cell>
          <table:table-cell table:style-name="TableCell79">
            <text:p text:style-name="P80">X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8</text:p>
          </table:table-cell>
          <table:table-cell table:style-name="TableCell86">
            <text:p text:style-name="P87">Metodo sinpleak inplementatzeko gai naiz, nahiz eta eman didaten laguntza kontsultatu behar izan dudan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9</text:p>
          </table:table-cell>
          <table:table-cell table:style-name="TableCell95">
            <text:p text:style-name="P96"><text:span text:style-name="T97">Arauak betetzen dituzten izenak sortzeko gai naiz, proiektu, pakete, klase, atributu, metodo, parametro eta aldagaientzat</text:span>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10</text:p>
          </table:table-cell>
          <table:table-cell table:style-name="TableCell105">
            <text:p text:style-name="P106"><text:span text:style-name="T107">Beste batzuk: Jarri ikasi duzun beste zerbait hemen:</text:span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X</text:p>
          </table:table-cell>
        </table:table-row>
      </table:table>
      <text:p text:style-name="Standard"/>
      <text:p text:style-name="Standard"><text:tab/>Ezezko erantzunen bat eman baduzu mesedez jarraian azaldu<text:s/>zergatia, eta ze nolako neurriak hartuko dituzun hau konpontzeko (tutoretza batera joatea adibidez).</text:p>
      <text:p text:style-name="Standard"/>
      <text:p text:style-name="Standard"><text:tab/>Jarraian aurkitu dituzun arazoak eta emandako konponbidea zerrendaratu dezakezu, nahibeste lerro erabili:</text:p>
      <text:p text:style-name="Standard"/>
      <text:list text:style-name="LFO1" text:continue-numbering="true">
        <text:list-item>
          <text:p text:style-name="P112">Arazoa: <text:s text:c="31"/>Konponbidea: <text:s text:c="21"/></text:p>
        </text:list-item>
        <text:list-item>
          <text:p text:style-name="P113">Arazoa: <text:s text:c="31"/>Konponbidea: <text:s text:c="21"/></text:p>
        </text:list-item>
        <text:list-item>
          <text:p text:style-name="P114">Arazoa: <text:s text:c="31"/>Konponbidea: <text:s text:c="21"/></text:p>
        </text:list-item>
        <text:list-item>
          <text:p text:style-name="P115">Arazoa: <text:s text:c="31"/>Konponbidea: <text:s text:c="21"/></text:p>
        </text:list-item>
      </text:list>
      <text:p text:style-name="Standard"/>
      <text:p text:style-name="Standard"><text:tab/></text:p>
      <text:p text:style-name="P116">Azkenik autoebaluazioan lagunduko dizkizuten galderak erantzun, denak laborategi honi lotuak daude zuzenean edo zeharka.</text:p>
      <text:p text:style-name="Standard"/>
      <text:list text:style-name="LFO2" text:continue-numbering="true">
        <text:list-item>
          <text:p text:style-name="P117">Eraikitzaileen inguruko baieztapen hauek egia ala gezurra dira:</text:p>
        </text:list-item>
      </text:list>
      <text:p text:style-name="Standard"/>
      <text:list text:style-name="LFO3" text:continue-numbering="true">
        <text:list-item>
          <text:list>
            <text:list-item>
              <text:p text:style-name="P118">Eraikitzailearen izena beti bat dator klase eta .java fitxategiaren izenarekin.</text:p>
            </text:list-item>
          </text:list>
        </text:list-item>
      </text:list>
      <text:p text:style-name="P119">Egia.</text:p>
      <text:list text:style-name="LFO3" text:continue-numbering="true">
        <text:list-item>
          <text:list>
            <text:list-item>
              <text:p text:style-name="P120">Klase batek eraikitzaile ezberdinak izan ditzake, bereizteko izen ezberdinak izan behar dituzte.</text:p>
            </text:list-item>
          </text:list>
        </text:list-item>
      </text:list>
      <text:p text:style-name="P121">Gezurra, eraikitzaile bat baino gehiago izan ditzake baina izenak berdinak izango dira, hau da, klasearen izena.</text:p>
      <text:list text:style-name="LFO3" text:continue-numbering="true">
        <text:list-item>
          <text:list>
            <text:list-item>
              <text:p text:style-name="P122">Eraikitzaile ezberdinak definitu daitezke, baina ez dauka inongo zentzurik.</text:p>
            </text:list-item>
          </text:list>
        </text:list-item>
      </text:list>
      <text:p text:style-name="P123">Gezurra, parámetro ezberdinak jasotzen dituen eraikitzaileak sortzea, adibidez, zentzua du.</text:p>
      <text:p text:style-name="Standard"/>
      <text:list text:style-name="LFO2" text:continue-numbering="true">
        <text:list-item>
          <text:p text:style-name="P124">Zein izan behar da<text:s/><text:span text:style-name="T125">… lortuAdina(...)<text:s/></text:span>metodoaren burukoa pertsona horren adina bueltatuko badu? Zeintzuk dira sarrerako parametroak?</text:p>
        </text:list-item>
      </text:list>
      <text:p text:style-name="P126">Public int lortuAdina(), eta ez du sarrerako parametrorik jasoko.</text:p>
      <text:p text:style-name="Standard"/>
      <text:list text:style-name="LFO2" text:continue-numbering="true">
        <text:list-item>
          <text:p text:style-name="P127">Zein izan behar da<text:s/><text:span text:style-name="T128">… adinezNagusiaDa(...)<text:s/></text:span>metodoaren burukoa pertsona hori adinez nagusia den jakiteko bolear bat bueltatzen badu? Zeintzuk dira sarrerako parametroak?</text:p>
        </text:list-item>
      </text:list>
      <text:p text:style-name="P129">Public boolean adinezNagusiaDa(), sarrerako<text:s/>parametrorik ez du jasoko.</text:p>
      <text:p text:style-name="Standard"/>
      <text:list text:style-name="LFO2" text:continue-numbering="true">
        <text:list-item>
          <text:p text:style-name="P130">Zein izan behar da<text:s/><text:span text:style-name="T131">… nagusiagoaDa(...)<text:s/></text:span>metodoaren burukoa, pertsona batek beste batek baino urte gehiago dituela bueltatzen badu? Zeintzuk dira sarrerako parametroak?</text:p>
        </text:list-item>
      </text:list>
      <text:p text:style-name="P132">Public void nagusiagoaDa(Pertsona pPertsona), sarrerako parametrotzat Pertsona motako objektua jasoko du.</text:p>
      <text:p text:style-name="Standard"/>
      <text:list text:style-name="LFO2" text:continue-numbering="true">
        <text:list-item>
          <text:p text:style-name="P133">Izendapen arauak jarraituz, ondorengo kodearen inguruko baieztapenak egokiak diren azaldu:</text:p>
        </text:list-item>
      </text:list>
      <text:p text:style-name="Standard"/>
      <text:p text:style-name="Standard">balioa1 =<text:s/><text:span text:style-name="T134">this.</text:span>balioa2 + pBalioa3;</text:p>
      <text:p text:style-name="Standard"/>
      <text:list text:style-name="LFO4" text:continue-numbering="true">
        <text:list-item>
          <text:list>
            <text:list-item>
              <text:p text:style-name="P135">balioa1, aldagai lokala da eta atributua ere izan daiteke.</text:p>
            </text:list-item>
          </text:list>
        </text:list-item>
      </text:list>
      <text:p text:style-name="P136">Gezurra, ez delako this-arekin bereizten beraz ez da atributua.</text:p>
      <text:list text:style-name="LFO4" text:continue-numbering="true">
        <text:list-item>
          <text:list>
            <text:list-item>
              <text:p text:style-name="P137">this.balioa2 aldagai lokala da eta atributua ere izan daiteke.</text:p>
            </text:list-item>
          </text:list>
        </text:list-item>
      </text:list>
      <text:p text:style-name="P138">Egia.</text:p>
      <text:list text:style-name="LFO4" text:continue-numbering="true">
        <text:list-item>
          <text:list>
            <text:list-item>
              <text:p text:style-name="P139">pBalioa3 aldagai lokala izan daiteke, baina atributua ez.</text:p>
            </text:list-item>
          </text:list>
        </text:list-item>
      </text:list>
      <text:p text:style-name="P140">Egia.</text:p>
      <text:list text:style-name="LFO4" text:continue-numbering="true">
        <text:list-item>
          <text:list>
            <text:list-item>
              <text:p text:style-name="P141">eragiketak sintaxi arazo bat du</text:p>
            </text:list-item>
          </text:list>
        </text:list-item>
      </text:list>
      <text:p text:style-name="P142"><text:span text:style-name="T143">Gezur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ia del Rio</dc:creator>
    <meta:creation-date>2023-01-31T12:35:00Z</meta:creation-date>
    <dc:date>2024-05-11T09:01:00Z</dc:date>
    <meta:template xlink:href="Normal" xlink:type="simple"/>
    <meta:editing-cycles>17</meta:editing-cycles>
    <meta:editing-duration>PT2220S</meta:editing-duration>
    <meta:document-statistic meta:page-count="1" meta:paragraph-count="6" meta:word-count="536" meta:character-count="3481" meta:row-count="24" meta:non-whitespace-character-count="2951"/>
  </office:meta>
</office:document-meta>
</file>